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style:use-window-font-color="true" fo:font-family="Arial" style:font-family-generic="swiss" style:font-pitch="variable" fo:font-size="66pt"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fo:font-size="66pt"/>
    </style:style>
    <style:style style:name="P5" style:family="paragraph">
      <style:paragraph-properties fo:margin-left="1.2cm" fo:margin-right="0cm" fo:text-align="center" fo:text-indent="-0.6cm"/>
      <style:text-properties style:use-window-font-color="true" fo:font-family="Arial" style:font-family-generic="swiss" style:font-pitch="variable" fo:font-size="66pt" fo:font-weight="bold"/>
    </style:style>
    <style:style style:name="P6"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font-weight="bold" style:font-weight-asian="bold" style:font-weight-complex="bold"/>
    </style:style>
    <style:style style:name="T2" style:family="text">
      <style:text-properties style:use-window-font-color="true" fo:font-family="'Times New Roman'" style:font-family-generic="roman" style:font-pitch="variable" fo:font-size="60pt" fo:font-weight="bold"/>
    </style:style>
    <style:style style:name="T3" style:family="text">
      <style:text-properties fo:color="#000000" fo:font-family="'Times New Roman'" style:font-family-generic="roman" style:font-pitch="variable" fo:font-size="15pt" fo:font-weight="bold" style:font-size-complex="11pt"/>
    </style:style>
    <style:style style:name="T4" style:family="text">
      <style:text-properties style:use-window-font-color="true" fo:font-family="'Times New Roman'" style:font-family-generic="roman" style:font-pitch="variable" fo:font-size="60pt" fo:font-weight="bold" style:font-size-complex="11pt"/>
    </style:style>
    <style:style style:name="T5" style:family="text">
      <style:text-properties fo:color="#000000" fo:font-family="'Times New Roman'" style:font-family-generic="roman" style:font-pitch="variable" fo:font-size="15pt" fo:font-weight="bold" style:font-size-complex="11pt"/>
    </style:style>
    <style:style style:name="T6" style:family="text">
      <style:text-properties fo:color="#ffffff"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1. </text:span><text:span text:style-name="T2">Bóg potrzebuje cieb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Dużo bardziej</text:span></text:p>
                  </text:list-item>
                </text:list>
              </text:list-item>
            </text:list>
            <text:list text:style-name="L1">
              <text:list-item>
                <text:list>
                  <text:list-item>
                    <text:p text:style-name="P1"><text:span text:style-name="T5">ppp</text:span></text:p>
                  </text:list-item>
                </text:list>
              </text:list-item>
            </text:list>
            <text:list text:style-name="L1">
              <text:list-item>
                <text:list>
                  <text:list-item>
                    <text:p text:style-name="P1"><text:span text:style-name="T4">potrzebuje ciebie.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list text:style-name="L1">
              <text:list-item>
                <text:list>
                  <text:list-item>
                    <text:p text:style-name="P1"><text:span text:style-name="T1">Ref:</text:span><text:span text:style-name="T2"> Potrzebuje </text:span><text:span text:style-name="T4">Cieb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dużo bardziej niż nieba</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potrzebuje </text:span><text:span text:style-name="T2">Cieb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dużo bardziej niż ziemi</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6">potrzebuje Cieb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6">dużo bardziej niż morza</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6">potrzebuje ciebie</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2. Ja</text:span><text:span text:style-name="T2"> potrzebuje cieb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Dużo bardziej</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potrzebuje ciebie.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5" draw:layer="layout" svg:width="28cm" svg:height="21cm" svg:x="-0.001cm" svg:y="-0.001cm" presentation:class="subtitle" presentation:user-transformed="true">
          <draw:text-box>
            <text:list text:style-name="L1">
              <text:list-item>
                <text:list>
                  <text:list-item>
                    <text:p text:style-name="P4"><text:span text:style-name="T1">Ref:</text:span><text:span text:style-name="T2"> Potrzebuje </text:span><text:span text:style-name="T4">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4">dużo bardziej niż nieba</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4">potrzebuje </text:span><text:span text:style-name="T2">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2">dużo bardziej niż ziemi</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potrzebuje 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dużo bardziej niż morza</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potrzebuje ciebie</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6"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Ja</text:span><text:span text:style-name="T2"> potrzebuje Boga,</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Dużo bardziej</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potrzebuje Boga.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5" draw:layer="layout" svg:width="28cm" svg:height="21cm" svg:x="-0.001cm" svg:y="-0.001cm" presentation:class="subtitle" presentation:user-transformed="true">
          <draw:text-box>
            <text:list text:style-name="L1">
              <text:list-item>
                <text:list>
                  <text:list-item>
                    <text:p text:style-name="P4"><text:span text:style-name="T1">Ref:</text:span><text:span text:style-name="T2"> Potrzebuje </text:span><text:span text:style-name="T4">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4">dużo bardziej niż nieba</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4">potrzebuje </text:span><text:span text:style-name="T2">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2">dużo bardziej niż ziemi</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potrzebuje 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dużo bardziej niż morza</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potrzebuje ciebie</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7" draw:text-style-name="P6"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4. Ty</text:span><text:span text:style-name="T2"> potrzebujesz Boga,</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Dużo bardziej</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potrzebujesz Boga. /x2</text:span></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3"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5" draw:layer="layout" svg:width="28cm" svg:height="21cm" svg:x="-0.001cm" svg:y="-0.001cm" presentation:class="subtitle" presentation:user-transformed="true">
          <draw:text-box>
            <text:list text:style-name="L1">
              <text:list-item>
                <text:list>
                  <text:list-item>
                    <text:p text:style-name="P4"><text:span text:style-name="T1">Ref:</text:span><text:span text:style-name="T2"> Potrzebuje </text:span><text:span text:style-name="T4">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4">dużo bardziej niż nieba</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4">potrzebuje </text:span><text:span text:style-name="T2">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2">dużo bardziej niż ziemi</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potrzebuje Ciebie,</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dużo bardziej niż morza</text:span></text:p>
                  </text:list-item>
                </text:list>
              </text:list-item>
            </text:list>
            <text:list text:style-name="L1">
              <text:list-item>
                <text:list>
                  <text:list-item>
                    <text:p text:style-name="P4"><text:span text:style-name="T3">ppp</text:span></text:p>
                  </text:list-item>
                </text:list>
              </text:list-item>
            </text:list>
            <text:list text:style-name="L1">
              <text:list-item>
                <text:list>
                  <text:list-item>
                    <text:p text:style-name="P4"><text:span text:style-name="T6">potrzebuje ciebie</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9" draw:text-style-name="P6"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2T15:42:21</meta:creation-date>
    <dc:creator>Rafał Talacha</dc:creator>
    <dc:date>2008-12-26T20:48:02</dc:date>
    <dc:language>en-US</dc:language>
    <meta:editing-cycles>6</meta:editing-cycles>
    <meta:editing-duration>PT13M47S</meta:editing-duration>
    <meta:user-defined meta:name="Info 1"/>
    <meta:user-defined meta:name="Info 2"/>
    <meta:user-defined meta:name="Info 3"/>
    <meta:user-defined meta:name="Info 4"/>
    <meta:document-statistic meta:object-count="39"/>
  </office:meta>
</office:document-meta>
</file>